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ed37" officeooo:paragraph-rsid="0013ed3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3ed37" officeooo:paragraph-rsid="0013ed37" style:font-size-asian="10.5pt" style:font-weight-asian="bold" style:font-size-complex="12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13ed37" officeooo:paragraph-rsid="0013ed37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FOR THE GAME “ENEMY RUN</text:p>
      <text:p text:style-name="P1"/>
      <text:p text:style-name="P2"/>
      <text:p text:style-name="P2"/>
      <text:p text:style-name="P2"/>
      <text:p text:style-name="P2"/>
      <text:list xml:id="list3536650885" text:style-name="L2">
        <text:list-item>
          <text:p text:style-name="P3">The game has two players – the first player can be controlled by using the arrow keys while the second player can be controlled by using the w,a,s,d keys.</text:p>
        </text:list-item>
        <text:list-item>
          <text:p text:style-name="P3">The game is won when the opponent dies.</text:p>
        </text:list-item>
        <text:list-item>
          <text:p text:style-name="P3">The game follows the two touch game which is common to football. Crossing a level increases the speed for your opponent and not for you.</text:p>
        </text:list-item>
        <text:list-item>
          <text:p text:style-name="P3">If you reach the end before the timer ends, the time remaining gets added onto your score.</text:p>
        </text:list-item>
        <text:list-item>
          <text:p text:style-name="P3">Score increases as you cross and obstacle.</text:p>
        </text:list-item>
        <text:list-item>
          <text:p text:style-name="P3">A screen shows the winner at the end of the g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9:22:42.055738590</meta:creation-date>
    <dc:date>2020-02-18T19:30:15.198570528</dc:date>
    <meta:editing-duration>PT7M34S</meta:editing-duration>
    <meta:editing-cycles>1</meta:editing-cycles>
    <meta:document-statistic meta:table-count="0" meta:image-count="0" meta:object-count="0" meta:page-count="1" meta:paragraph-count="7" meta:word-count="108" meta:character-count="553" meta:non-whitespace-character-count="457"/>
    <meta:generator>LibreOffice/6.2.8.2$Linux_X86_64 LibreOffice_project/20$Build-2</meta:generator>
  </office:meta>
</office:document-meta>
</file>